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in"/>
    </style:style>
    <style:style style:name="co4" style:family="table-column">
      <style:table-column-properties fo:break-before="auto" style:column-width="1.8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c9211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00a933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color="#00a933"/>
    </style:style>
    <style:style style:name="ce6" style:family="table-cell" style:parent-style-name="Default">
      <style:text-properties fo:color="#2a6099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color="#2a6099"/>
    </style:style>
    <style:style style:name="ce8" style:family="table-cell" style:parent-style-name="Default" style:data-style-name="N81">
      <style:text-properties fo:color="#2a60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69in" svg:x="0.0358in" svg:y="5.5378in">
            <draw:object draw:notify-on-update-of-ranges="Sheet1.A4:Sheet1.A15 Sheet1.C4:Sheet1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04in" svg:height="3.5469in" svg:x="0in" svg:y="16.7378in">
            <draw:object draw:notify-on-update-of-ranges="Sheet1.A4:Sheet1.A15 Sheet1.D4:Sheet1.D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04in" svg:height="3.5465in" svg:x="6.2287in" svg:y="5.5201in">
            <draw:object draw:notify-on-update-of-ranges="Sheet1.A20:Sheet1.A31 Sheet1.C20:Sheet1.C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3004in" svg:height="3.5465in" svg:x="0.0264in" svg:y="9.085in">
            <draw:object draw:notify-on-update-of-ranges="Sheet1.A4:Sheet1.A15 Sheet1.E4:Sheet1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004in" svg:height="3.6618in" svg:x="6.2102in" svg:y="9.0669in">
            <draw:object draw:notify-on-update-of-ranges="Sheet1.A20:Sheet1.A31 Sheet1.E20:Sheet1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3004in" svg:height="3.5465in" svg:x="0.0268in" svg:y="12.6138in">
            <draw:object draw:notify-on-update-of-ranges="Sheet1.A4:Sheet1.A15 Sheet1.G4:Sheet1.G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3004in" svg:height="3.5469in" svg:x="6.3012in" svg:y="12.5689in">
            <draw:object draw:notify-on-update-of-ranges="Sheet1.A20:Sheet1.A31 Sheet1.G20:Sheet1.G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3004in" svg:height="3.5469in" svg:x="6.2646in" svg:y="16.7465in">
            <draw:object draw:notify-on-update-of-ranges="Sheet1.A20:Sheet1.A31 Sheet1.D20:Sheet1.D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3008in" svg:height="3.5469in" svg:x="0in" svg:y="20.2402in">
            <draw:object draw:notify-on-update-of-ranges="Sheet1.A4:Sheet1.A15 Sheet1.F4:Sheet1.F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3004in" svg:height="3.5469in" svg:x="6.3004in" svg:y="20.2665in">
            <draw:object draw:notify-on-update-of-ranges="Sheet1.A20:Sheet1.A31 Sheet1.F20:Sheet1.F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004in" svg:height="3.5469in" svg:x="0.0358in" svg:y="23.778in">
            <draw:object draw:notify-on-update-of-ranges="Sheet1.A4:Sheet1.A15 Sheet1.H4:Sheet1.H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3004in" svg:height="3.5469in" svg:x="6.3453in" svg:y="23.8138in">
            <draw:object draw:notify-on-update-of-ranges="Sheet1.A20:Sheet1.A31 Sheet1.H20:Sheet1.H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ce5"/>
        <table:table-column table:style-name="co2" table:default-cell-style-name="ce7"/>
        <table:table-column table:style-name="co4" table:default-cell-style-name="ce5"/>
        <table:table-column table:style-name="co2" table:default-cell-style-name="ce7"/>
        <table:table-column table:style-name="co4" table:default-cell-style-name="ce5"/>
        <table:table-column table:style-name="co2" table:default-cell-style-name="ce7"/>
        <table:table-row table:style-name="ro1">
          <table:table-cell table:style-name="ce1" office:value-type="string" calcext:value-type="string">
            <text:p>Data Size A 55 bytes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N</text:p>
          </table:table-cell>
          <table:table-cell/>
          <table:table-cell table:style-name="ce4" office:value-type="string" calcext:value-type="string">
            <text:p>A method Disk Accesses</text:p>
          </table:table-cell>
          <table:table-cell table:style-name="ce6" office:value-type="string" calcext:value-type="string">
            <text:p>Time ()</text:p>
          </table:table-cell>
          <table:table-cell table:style-name="ce4" office:value-type="string" calcext:value-type="string">
            <text:p>B method Disk Accesses</text:p>
          </table:table-cell>
          <table:table-cell table:style-name="ce6" office:value-type="string" calcext:value-type="string">
            <text:p>Time ()</text:p>
          </table:table-cell>
          <table:table-cell table:style-name="ce4" office:value-type="string" calcext:value-type="string">
            <text:p>C method Disk Accesses</text:p>
          </table:table-cell>
          <table:table-cell table:style-name="ce6" office:value-type="string" calcext:value-type="string">
            <text:p>Time (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9.768" calcext:value-type="float">
            <text:p>9.768</text:p>
          </table:table-cell>
          <table:table-cell office:value-type="float" office:value="65327.726" calcext:value-type="float">
            <text:p>65327.726</text:p>
          </table:table-cell>
          <table:table-cell office:value-type="float" office:value="3.194" calcext:value-type="float">
            <text:p>3.194</text:p>
          </table:table-cell>
          <table:table-cell office:value-type="float" office:value="29508.545" calcext:value-type="float">
            <text:p>29508.545</text:p>
          </table:table-cell>
          <table:table-cell office:value-type="float" office:value="1.891" calcext:value-type="float">
            <text:p>1.891</text:p>
          </table:table-cell>
          <table:table-cell office:value-type="float" office:value="24850.4" calcext:value-type="float">
            <text:p>24850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9.13" calcext:value-type="float">
            <text:p>19.13</text:p>
          </table:table-cell>
          <table:table-cell office:value-type="float" office:value="96670.972" calcext:value-type="float">
            <text:p>96670.972</text:p>
          </table:table-cell>
          <table:table-cell office:value-type="float" office:value="4.565" calcext:value-type="float">
            <text:p>4.565</text:p>
          </table:table-cell>
          <table:table-cell office:value-type="float" office:value="42292.894" calcext:value-type="float">
            <text:p>42292.894</text:p>
          </table:table-cell>
          <table:table-cell office:value-type="float" office:value="2.376" calcext:value-type="float">
            <text:p>2.376</text:p>
          </table:table-cell>
          <table:table-cell office:value-type="float" office:value="28775.381" calcext:value-type="float">
            <text:p>28775.38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37.445" calcext:value-type="float">
            <text:p>37.445</text:p>
          </table:table-cell>
          <table:table-cell office:value-type="float" office:value="175475.27" calcext:value-type="float">
            <text:p>175475.27</text:p>
          </table:table-cell>
          <table:table-cell office:value-type="float" office:value="6.802" calcext:value-type="float">
            <text:p>6.802</text:p>
          </table:table-cell>
          <table:table-cell office:value-type="float" office:value="75812.311" calcext:value-type="float">
            <text:p>75812.311</text:p>
          </table:table-cell>
          <table:table-cell office:value-type="float" office:value="3.187" calcext:value-type="float">
            <text:p>3.187</text:p>
          </table:table-cell>
          <table:table-cell office:value-type="float" office:value="43238.498" calcext:value-type="float">
            <text:p>43238.4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94.491" calcext:value-type="float">
            <text:p>94.491</text:p>
          </table:table-cell>
          <table:table-cell office:value-type="float" office:value="448193.628" calcext:value-type="float">
            <text:p>448193.628</text:p>
          </table:table-cell>
          <table:table-cell office:value-type="float" office:value="13.874" calcext:value-type="float">
            <text:p>13.874</text:p>
          </table:table-cell>
          <table:table-cell office:value-type="float" office:value="178718.424" calcext:value-type="float">
            <text:p>178718.424</text:p>
          </table:table-cell>
          <table:table-cell office:value-type="float" office:value="4.306" calcext:value-type="float">
            <text:p>4.306</text:p>
          </table:table-cell>
          <table:table-cell office:value-type="float" office:value="56520.369" calcext:value-type="float">
            <text:p>56520.36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151.218" calcext:value-type="float">
            <text:p>151.218</text:p>
          </table:table-cell>
          <table:table-cell office:value-type="float" office:value="695425.872" calcext:value-type="float">
            <text:p>695425.872</text:p>
          </table:table-cell>
          <table:table-cell office:value-type="float" office:value="20.585" calcext:value-type="float">
            <text:p>20.585</text:p>
          </table:table-cell>
          <table:table-cell office:value-type="float" office:value="286012.715" calcext:value-type="float">
            <text:p>286012.715</text:p>
          </table:table-cell>
          <table:table-cell office:value-type="float" office:value="4.829" calcext:value-type="float">
            <text:p>4.829</text:p>
          </table:table-cell>
          <table:table-cell office:value-type="float" office:value="65862.226" calcext:value-type="float">
            <text:p>65862.2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186.979" calcext:value-type="float">
            <text:p>186.979</text:p>
          </table:table-cell>
          <table:table-cell office:value-type="float" office:value="894899.518" calcext:value-type="float">
            <text:p>894899.518</text:p>
          </table:table-cell>
          <table:table-cell office:value-type="float" office:value="25.331" calcext:value-type="float">
            <text:p>25.331</text:p>
          </table:table-cell>
          <table:table-cell office:value-type="float" office:value="368639.027" calcext:value-type="float">
            <text:p>368639.027</text:p>
          </table:table-cell>
          <table:table-cell office:value-type="float" office:value="5.122" calcext:value-type="float">
            <text:p>5.122</text:p>
          </table:table-cell>
          <table:table-cell office:value-type="float" office:value="69923.769" calcext:value-type="float">
            <text:p>69923.76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377.861" calcext:value-type="float">
            <text:p>377.861</text:p>
          </table:table-cell>
          <table:table-cell office:value-type="float" office:value="1830388.38" calcext:value-type="float">
            <text:p>1830388.38</text:p>
          </table:table-cell>
          <table:table-cell office:value-type="float" office:value="48.644" calcext:value-type="float">
            <text:p>48.644</text:p>
          </table:table-cell>
          <table:table-cell office:value-type="float" office:value="697154.104" calcext:value-type="float">
            <text:p>697154.104</text:p>
          </table:table-cell>
          <table:table-cell office:value-type="float" office:value="6.057" calcext:value-type="float">
            <text:p>6.057</text:p>
          </table:table-cell>
          <table:table-cell office:value-type="float" office:value="82986.85" calcext:value-type="float">
            <text:p>82986.8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951.76" calcext:value-type="float">
            <text:p>951.76</text:p>
          </table:table-cell>
          <table:table-cell office:value-type="float" office:value="4568254.387" calcext:value-type="float">
            <text:p>4568254.387</text:p>
          </table:table-cell>
          <table:table-cell office:value-type="float" office:value="120.078" calcext:value-type="float">
            <text:p>120.078</text:p>
          </table:table-cell>
          <table:table-cell office:value-type="float" office:value="1727395.104" calcext:value-type="float">
            <text:p>1727395.104</text:p>
          </table:table-cell>
          <table:table-cell office:value-type="float" office:value="7.341" calcext:value-type="float">
            <text:p>7.341</text:p>
          </table:table-cell>
          <table:table-cell office:value-type="float" office:value="105151.771" calcext:value-type="float">
            <text:p>105151.77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1857.317" calcext:value-type="float">
            <text:p>1857.317</text:p>
          </table:table-cell>
          <table:table-cell office:value-type="float" office:value="8892593.779" calcext:value-type="float">
            <text:p>8892593.779</text:p>
          </table:table-cell>
          <table:table-cell office:value-type="float" office:value="233.742" calcext:value-type="float">
            <text:p>233.742</text:p>
          </table:table-cell>
          <table:table-cell office:value-type="float" office:value="3405819.173" calcext:value-type="float">
            <text:p>3405819.173</text:p>
          </table:table-cell>
          <table:table-cell office:value-type="float" office:value="8.403" calcext:value-type="float">
            <text:p>8.403</text:p>
          </table:table-cell>
          <table:table-cell office:value-type="float" office:value="122305.853" calcext:value-type="float">
            <text:p>122305.85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9410.305" calcext:value-type="float">
            <text:p>9410.305</text:p>
          </table:table-cell>
          <table:table-cell table:style-name="ce8" office:value-type="float" office:value="44243047.116" calcext:value-type="float">
            <text:p>4.42E+07</text:p>
          </table:table-cell>
          <table:table-cell office:value-type="float" office:value="1150" calcext:value-type="float">
            <text:p>1150</text:p>
          </table:table-cell>
          <table:table-cell table:style-name="ce8" office:value-type="float" office:value="16804802.643" calcext:value-type="float">
            <text:p>1.68E+07</text:p>
          </table:table-cell>
          <table:table-cell office:value-type="float" office:value="10.72" calcext:value-type="float">
            <text:p>10.72</text:p>
          </table:table-cell>
          <table:table-cell office:value-type="float" office:value="154331.065" calcext:value-type="float">
            <text:p>154331.0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18638.298" calcext:value-type="float">
            <text:p>18638.298</text:p>
          </table:table-cell>
          <table:table-cell table:style-name="ce8" office:value-type="float" office:value="85406520.111" calcext:value-type="float">
            <text:p>8.54E+07</text:p>
          </table:table-cell>
          <table:table-cell office:value-type="float" office:value="2425.092" calcext:value-type="float">
            <text:p>2425.092</text:p>
          </table:table-cell>
          <table:table-cell table:style-name="ce8" office:value-type="float" office:value="35608601.169" calcext:value-type="float">
            <text:p>3.56E+07</text:p>
          </table:table-cell>
          <table:table-cell office:value-type="float" office:value="11.718" calcext:value-type="float">
            <text:p>11.718</text:p>
          </table:table-cell>
          <table:table-cell office:value-type="float" office:value="169167.807" calcext:value-type="float">
            <text:p>169167.80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37713.526" calcext:value-type="float">
            <text:p>37713.526</text:p>
          </table:table-cell>
          <table:table-cell table:style-name="ce8" office:value-type="float" office:value="204458104.442" calcext:value-type="float">
            <text:p>2.04E+08</text:p>
          </table:table-cell>
          <table:table-cell office:value-type="float" office:value="4771.889" calcext:value-type="float">
            <text:p>4771.889</text:p>
          </table:table-cell>
          <table:table-cell table:style-name="ce8" office:value-type="float" office:value="70858537.647" calcext:value-type="float">
            <text:p>7.09E+07</text:p>
          </table:table-cell>
          <table:table-cell office:value-type="float" office:value="12.719" calcext:value-type="float">
            <text:p>12.719</text:p>
          </table:table-cell>
          <table:table-cell office:value-type="float" office:value="185289.411" calcext:value-type="float">
            <text:p>185289.411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ata Size B 27 bytes</text:p>
          </table:table-cell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N</text:p>
          </table:table-cell>
          <table:table-cell/>
          <table:table-cell table:style-name="ce4" office:value-type="string" calcext:value-type="string">
            <text:p>A method Disk Accesses</text:p>
          </table:table-cell>
          <table:table-cell table:style-name="ce6" office:value-type="string" calcext:value-type="string">
            <text:p>Time ()</text:p>
          </table:table-cell>
          <table:table-cell table:style-name="ce4" office:value-type="string" calcext:value-type="string">
            <text:p>B method Disk Accesses</text:p>
          </table:table-cell>
          <table:table-cell table:style-name="ce6" office:value-type="string" calcext:value-type="string">
            <text:p>Time ()</text:p>
          </table:table-cell>
          <table:table-cell table:style-name="ce4" office:value-type="string" calcext:value-type="string">
            <text:p>C method Disk Accesses</text:p>
          </table:table-cell>
          <table:table-cell table:style-name="ce6" office:value-type="string" calcext:value-type="string">
            <text:p>Time (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5.336" calcext:value-type="float">
            <text:p>5.336</text:p>
          </table:table-cell>
          <table:table-cell office:value-type="float" office:value="50480.765" calcext:value-type="float">
            <text:p>50480.765</text:p>
          </table:table-cell>
          <table:table-cell office:value-type="float" office:value="2.675" calcext:value-type="float">
            <text:p>2.675</text:p>
          </table:table-cell>
          <table:table-cell office:value-type="float" office:value="27403.078" calcext:value-type="float">
            <text:p>27403.078</text:p>
          </table:table-cell>
          <table:table-cell office:value-type="float" office:value="1.821" calcext:value-type="float">
            <text:p>1.821</text:p>
          </table:table-cell>
          <table:table-cell office:value-type="float" office:value="21251.707" calcext:value-type="float">
            <text:p>21251.7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9.935" calcext:value-type="float">
            <text:p>9.935</text:p>
          </table:table-cell>
          <table:table-cell office:value-type="float" office:value="89876.725" calcext:value-type="float">
            <text:p>89876.725</text:p>
          </table:table-cell>
          <table:table-cell office:value-type="float" office:value="4.056" calcext:value-type="float">
            <text:p>4.056</text:p>
          </table:table-cell>
          <table:table-cell office:value-type="float" office:value="43961.07" calcext:value-type="float">
            <text:p>43961.07</text:p>
          </table:table-cell>
          <table:table-cell office:value-type="float" office:value="2.413" calcext:value-type="float">
            <text:p>2.413</text:p>
          </table:table-cell>
          <table:table-cell office:value-type="float" office:value="30383.74" calcext:value-type="float">
            <text:p>30383.7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18.773" calcext:value-type="float">
            <text:p>18.773</text:p>
          </table:table-cell>
          <table:table-cell office:value-type="float" office:value="157474.21" calcext:value-type="float">
            <text:p>157474.21</text:p>
          </table:table-cell>
          <table:table-cell office:value-type="float" office:value="6.287" calcext:value-type="float">
            <text:p>6.287</text:p>
          </table:table-cell>
          <table:table-cell office:value-type="float" office:value="76499.168" calcext:value-type="float">
            <text:p>76499.168</text:p>
          </table:table-cell>
          <table:table-cell office:value-type="float" office:value="3.155" calcext:value-type="float">
            <text:p>3.155</text:p>
          </table:table-cell>
          <table:table-cell office:value-type="float" office:value="39648.867" calcext:value-type="float">
            <text:p>39648.8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float" office:value="47.742" calcext:value-type="float">
            <text:p>47.742</text:p>
          </table:table-cell>
          <table:table-cell office:value-type="float" office:value="376581.34" calcext:value-type="float">
            <text:p>376581.34</text:p>
          </table:table-cell>
          <table:table-cell office:value-type="float" office:value="13.229" calcext:value-type="float">
            <text:p>13.229</text:p>
          </table:table-cell>
          <table:table-cell office:value-type="float" office:value="181282.094" calcext:value-type="float">
            <text:p>181282.094</text:p>
          </table:table-cell>
          <table:table-cell office:value-type="float" office:value="4.206" calcext:value-type="float">
            <text:p>4.206</text:p>
          </table:table-cell>
          <table:table-cell office:value-type="float" office:value="56831.545" calcext:value-type="float">
            <text:p>56831.54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float" office:value="74.892" calcext:value-type="float">
            <text:p>74.892</text:p>
          </table:table-cell>
          <table:table-cell office:value-type="float" office:value="636539.204" calcext:value-type="float">
            <text:p>636539.204</text:p>
          </table:table-cell>
          <table:table-cell office:value-type="float" office:value="19.705" calcext:value-type="float">
            <text:p>19.705</text:p>
          </table:table-cell>
          <table:table-cell office:value-type="float" office:value="280098.236" calcext:value-type="float">
            <text:p>280098.236</text:p>
          </table:table-cell>
          <table:table-cell office:value-type="float" office:value="4.83" calcext:value-type="float">
            <text:p>4.83</text:p>
          </table:table-cell>
          <table:table-cell office:value-type="float" office:value="68175.507" calcext:value-type="float">
            <text:p>68175.5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/>
          <table:table-cell office:value-type="float" office:value="95.317" calcext:value-type="float">
            <text:p>95.317</text:p>
          </table:table-cell>
          <table:table-cell office:value-type="float" office:value="901506.985" calcext:value-type="float">
            <text:p>901506.985</text:p>
          </table:table-cell>
          <table:table-cell office:value-type="float" office:value="25.287" calcext:value-type="float">
            <text:p>25.287</text:p>
          </table:table-cell>
          <table:table-cell office:value-type="float" office:value="357755.38" calcext:value-type="float">
            <text:p>357755.38</text:p>
          </table:table-cell>
          <table:table-cell office:value-type="float" office:value="5.104" calcext:value-type="float">
            <text:p>5.104</text:p>
          </table:table-cell>
          <table:table-cell office:value-type="float" office:value="80223.536" calcext:value-type="float">
            <text:p>80223.5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184.977" calcext:value-type="float">
            <text:p>184.977</text:p>
          </table:table-cell>
          <table:table-cell office:value-type="float" office:value="1484872.721" calcext:value-type="float">
            <text:p>1484872.721</text:p>
          </table:table-cell>
          <table:table-cell office:value-type="float" office:value="47.007" calcext:value-type="float">
            <text:p>47.007</text:p>
          </table:table-cell>
          <table:table-cell office:value-type="float" office:value="675230.687" calcext:value-type="float">
            <text:p>675230.687</text:p>
          </table:table-cell>
          <table:table-cell office:value-type="float" office:value="6.06" calcext:value-type="float">
            <text:p>6.06</text:p>
          </table:table-cell>
          <table:table-cell office:value-type="float" office:value="83991.505" calcext:value-type="float">
            <text:p>83991.50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office:value-type="float" office:value="471.915" calcext:value-type="float">
            <text:p>471.915</text:p>
          </table:table-cell>
          <table:table-cell office:value-type="float" office:value="3896209.467" calcext:value-type="float">
            <text:p>3896209.467</text:p>
          </table:table-cell>
          <table:table-cell office:value-type="float" office:value="118.779" calcext:value-type="float">
            <text:p>118.779</text:p>
          </table:table-cell>
          <table:table-cell office:value-type="float" office:value="1713436.868" calcext:value-type="float">
            <text:p>1713436.868</text:p>
          </table:table-cell>
          <table:table-cell office:value-type="float" office:value="7.377" calcext:value-type="float">
            <text:p>7.377</text:p>
          </table:table-cell>
          <table:table-cell office:value-type="float" office:value="108696.676" calcext:value-type="float">
            <text:p>108696.6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office:value-type="float" office:value="944.45" calcext:value-type="float">
            <text:p>944.45</text:p>
          </table:table-cell>
          <table:table-cell office:value-type="float" office:value="8071604.814" calcext:value-type="float">
            <text:p>8071604.814</text:p>
          </table:table-cell>
          <table:table-cell office:value-type="float" office:value="235.117" calcext:value-type="float">
            <text:p>235.117</text:p>
          </table:table-cell>
          <table:table-cell table:style-name="ce8" office:value-type="float" office:value="3393848.169" calcext:value-type="float">
            <text:p>3.39E+06</text:p>
          </table:table-cell>
          <table:table-cell office:value-type="float" office:value="8.357" calcext:value-type="float">
            <text:p>8.357</text:p>
          </table:table-cell>
          <table:table-cell office:value-type="float" office:value="119756.03" calcext:value-type="float">
            <text:p>119756.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office:value-type="float" office:value="4724.52" calcext:value-type="float">
            <text:p>4724.52</text:p>
          </table:table-cell>
          <table:table-cell table:style-name="ce8" office:value-type="float" office:value="41612187.875" calcext:value-type="float">
            <text:p>4.16E+07</text:p>
          </table:table-cell>
          <table:table-cell office:value-type="float" office:value="1166.251" calcext:value-type="float">
            <text:p>1166.251</text:p>
          </table:table-cell>
          <table:table-cell table:style-name="ce8" office:value-type="float" office:value="17147034.865" calcext:value-type="float">
            <text:p>1.71E+07</text:p>
          </table:table-cell>
          <table:table-cell office:value-type="float" office:value="10.77" calcext:value-type="float">
            <text:p>10.77</text:p>
          </table:table-cell>
          <table:table-cell office:value-type="float" office:value="171971.833" calcext:value-type="float">
            <text:p>171971.8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/>
          <table:table-cell office:value-type="float" office:value="9448.76" calcext:value-type="float">
            <text:p>9448.76</text:p>
          </table:table-cell>
          <table:table-cell table:style-name="ce8" office:value-type="float" office:value="83157430.8" calcext:value-type="float">
            <text:p>8.32E+07</text:p>
          </table:table-cell>
          <table:table-cell office:value-type="float" office:value="2338.155" calcext:value-type="float">
            <text:p>2338.155</text:p>
          </table:table-cell>
          <table:table-cell table:style-name="ce8" office:value-type="float" office:value="34059438.917" calcext:value-type="float">
            <text:p>3.41E+07</text:p>
          </table:table-cell>
          <table:table-cell office:value-type="float" office:value="11.651" calcext:value-type="float">
            <text:p>11.651</text:p>
          </table:table-cell>
          <table:table-cell office:value-type="float" office:value="167120.811" calcext:value-type="float">
            <text:p>167120.81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/>
          <table:table-cell office:value-type="float" office:value="19203.471" calcext:value-type="float">
            <text:p>19203.471</text:p>
          </table:table-cell>
          <table:table-cell table:style-name="ce8" office:value-type="float" office:value="152305158.787" calcext:value-type="float">
            <text:p>1.52E+08</text:p>
          </table:table-cell>
          <table:table-cell office:value-type="float" office:value="4711.976" calcext:value-type="float">
            <text:p>4711.976</text:p>
          </table:table-cell>
          <table:table-cell table:style-name="ce8" office:value-type="float" office:value="69070582.357" calcext:value-type="float">
            <text:p>6.91E+07</text:p>
          </table:table-cell>
          <table:table-cell office:value-type="float" office:value="12.691" calcext:value-type="float">
            <text:p>12.691</text:p>
          </table:table-cell>
          <table:table-cell office:value-type="float" office:value="182737.559" calcext:value-type="float">
            <text:p>182737.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04:57:16.201419911</meta:creation-date>
    <dc:date>2023-03-29T05:39:43.981033806</dc:date>
    <meta:editing-duration>PT41M41S</meta:editing-duration>
    <meta:editing-cycles>4</meta:editing-cycles>
    <meta:generator>LibreOffice/7.4.4.2$Linux_X86_64 LibreOffice_project/40$Build-2</meta:generator>
    <meta:document-statistic meta:table-count="1" meta:cell-count="184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A</text:p>
        </chart:title>
        <chart:subtitle svg:x="7.112cm" svg:y="1.275cm" chart:style-name="ch3">
          <text:p>A Method</text:p>
        </chart:subtitle>
        <chart:legend chart:legend-position="end" svg:x="13.152cm" svg:y="4.206cm" style:legend-expansion="high" chart:style-name="ch4"/>
        <chart:plot-area chart:style-name="ch5" table:cell-range-address="Sheet1.A4:Sheet1.A15 Sheet1.C4:Sheet1.C15" svg:x="1.331cm" svg:y="2.138cm" svg:width="11.501cm" svg:height="5.711cm">
          <chart:coordinate-region svg:x="2.508cm" svg:y="2.337cm" svg:width="9.767cm" svg:height="4.865cm"/>
          <chart:axis chart:dimension="x" chart:name="primary-x" chart:style-name="ch6">
            <chart:title svg:x="6.905cm" svg:y="8.029cm" chart:style-name="ch7">
              <text:p>N</text:p>
            </chart:title>
          </chart:axis>
          <chart:axis chart:dimension="y" chart:name="primary-y" chart:style-name="ch8">
            <chart:title svg:x="0.451cm" svg:y="6.095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C4:Sheet1.C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9.768">
                <text:p>9.768</text:p>
                <draw:g>
                  <svg:desc>Sheet1.C4:Sheet1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9.13">
                <text:p>19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7.445">
                <text:p>37.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4.491">
                <text:p>94.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51.218">
                <text:p>151.2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86.979">
                <text:p>186.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377.861">
                <text:p>377.8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951.76">
                <text:p>951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857.317">
                <text:p>1857.3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9410.305">
                <text:p>9410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8638.298">
                <text:p>18638.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37713.526">
                <text:p>37713.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B</text:p>
        </chart:title>
        <chart:subtitle svg:x="7.112cm" svg:y="1.275cm" chart:style-name="ch3">
          <text:p>B Method</text:p>
        </chart:subtitle>
        <chart:legend chart:legend-position="end" svg:x="13.178cm" svg:y="4.206cm" style:legend-expansion="high" chart:style-name="ch4"/>
        <chart:plot-area chart:style-name="ch5" table:cell-range-address="Sheet1.A20:Sheet1.A31 Sheet1.F20:Sheet1.F31" svg:x="1.331cm" svg:y="2.138cm" svg:width="11.527cm" svg:height="5.711cm">
          <chart:coordinate-region svg:x="3.064cm" svg:y="2.337cm" svg:width="9.237cm" svg:height="4.865cm"/>
          <chart:axis chart:dimension="x" chart:name="primary-x" chart:style-name="ch6">
            <chart:title svg:x="6.918cm" svg:y="8.029cm" chart:style-name="ch7">
              <text:p>N</text:p>
            </chart:title>
          </chart:axis>
          <chart:axis chart:dimension="y" chart:name="primary-y" chart:style-name="ch8">
            <chart:title svg:x="0.451cm" svg:y="5.725cm" chart:style-name="ch9">
              <text:p>Time (ns)</text:p>
            </chart:title>
            <chart:grid chart:style-name="ch10" chart:class="major"/>
          </chart:axis>
          <chart:series chart:style-name="ch11" chart:values-cell-range-address="Sheet1.F20:Sheet1.F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27403.078">
                <text:p>27403.078</text:p>
                <draw:g>
                  <svg:desc>Sheet1.F20:Sheet1.F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3961.07">
                <text:p>43961.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6499.168">
                <text:p>76499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81282.094">
                <text:p>181282.0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80098.236">
                <text:p>280098.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57755.38">
                <text:p>357755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75230.687">
                <text:p>675230.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713436.868">
                <text:p>1713436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393848.169">
                <text:p>3393848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7147034.865">
                <text:p>17147034.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34059438.917">
                <text:p>34059438.9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69070582.357">
                <text:p>69070582.3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A</text:p>
        </chart:title>
        <chart:subtitle svg:x="7.098cm" svg:y="1.275cm" chart:style-name="ch3">
          <text:p>C Method</text:p>
        </chart:subtitle>
        <chart:legend chart:legend-position="end" svg:x="13.152cm" svg:y="4.206cm" style:legend-expansion="high" chart:style-name="ch4"/>
        <chart:plot-area chart:style-name="ch5" table:cell-range-address="Sheet1.A4:Sheet1.A15 Sheet1.H4:Sheet1.H15" svg:x="1.331cm" svg:y="2.138cm" svg:width="11.501cm" svg:height="5.711cm">
          <chart:coordinate-region svg:x="2.693cm" svg:y="2.337cm" svg:width="9.582cm" svg:height="4.865cm"/>
          <chart:axis chart:dimension="x" chart:name="primary-x" chart:style-name="ch6">
            <chart:title svg:x="6.905cm" svg:y="8.029cm" chart:style-name="ch7">
              <text:p>N</text:p>
            </chart:title>
          </chart:axis>
          <chart:axis chart:dimension="y" chart:name="primary-y" chart:style-name="ch8">
            <chart:title svg:x="0.451cm" svg:y="5.725cm" chart:style-name="ch9">
              <text:p>Time (ns)</text:p>
            </chart:title>
            <chart:grid chart:style-name="ch10" chart:class="major"/>
          </chart:axis>
          <chart:series chart:style-name="ch11" chart:values-cell-range-address="Sheet1.H4:Sheet1.H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24850.4">
                <text:p>24850.4</text:p>
                <draw:g>
                  <svg:desc>Sheet1.H4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8775.381">
                <text:p>28775.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43238.498">
                <text:p>43238.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6520.369">
                <text:p>56520.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5862.226">
                <text:p>65862.2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69923.769">
                <text:p>69923.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82986.85">
                <text:p>82986.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05151.771">
                <text:p>105151.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22305.853">
                <text:p>122305.8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54331.065">
                <text:p>154331.0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69167.807">
                <text:p>169167.8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85289.411">
                <text:p>185289.41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B</text:p>
        </chart:title>
        <chart:subtitle svg:x="7.098cm" svg:y="1.275cm" chart:style-name="ch3">
          <text:p>C Method</text:p>
        </chart:subtitle>
        <chart:legend chart:legend-position="end" svg:x="13.152cm" svg:y="4.206cm" style:legend-expansion="high" chart:style-name="ch4"/>
        <chart:plot-area chart:style-name="ch5" table:cell-range-address="Sheet1.A20:Sheet1.A31 Sheet1.H20:Sheet1.H31" svg:x="1.331cm" svg:y="2.138cm" svg:width="11.501cm" svg:height="5.711cm">
          <chart:coordinate-region svg:x="2.693cm" svg:y="2.337cm" svg:width="9.582cm" svg:height="4.865cm"/>
          <chart:axis chart:dimension="x" chart:name="primary-x" chart:style-name="ch6">
            <chart:title svg:x="6.905cm" svg:y="8.029cm" chart:style-name="ch7">
              <text:p>N</text:p>
            </chart:title>
          </chart:axis>
          <chart:axis chart:dimension="y" chart:name="primary-y" chart:style-name="ch8">
            <chart:title svg:x="0.451cm" svg:y="5.725cm" chart:style-name="ch9">
              <text:p>Time (ns)</text:p>
            </chart:title>
            <chart:grid chart:style-name="ch10" chart:class="major"/>
          </chart:axis>
          <chart:series chart:style-name="ch11" chart:values-cell-range-address="Sheet1.H20:Sheet1.H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21251.707">
                <text:p>21251.707</text:p>
                <draw:g>
                  <svg:desc>Sheet1.H20:Sheet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0383.74">
                <text:p>30383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9648.867">
                <text:p>39648.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6831.545">
                <text:p>56831.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8175.507">
                <text:p>68175.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80223.536">
                <text:p>80223.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83991.505">
                <text:p>83991.5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08696.676">
                <text:p>108696.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119756.03">
                <text:p>119756.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71971.833">
                <text:p>171971.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67120.811">
                <text:p>167120.8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82737.559">
                <text:p>182737.55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A</text:p>
        </chart:title>
        <chart:subtitle svg:x="7.112cm" svg:y="1.275cm" chart:style-name="ch3">
          <text:p>A Method</text:p>
        </chart:subtitle>
        <chart:legend chart:legend-position="end" svg:x="13.152cm" svg:y="4.206cm" style:legend-expansion="high" chart:style-name="ch4"/>
        <chart:plot-area chart:style-name="ch5" table:cell-range-address="Sheet1.A4:Sheet1.A15 Sheet1.D4:Sheet1.D15" svg:x="1.331cm" svg:y="2.138cm" svg:width="11.501cm" svg:height="5.711cm">
          <chart:coordinate-region svg:x="3.249cm" svg:y="2.337cm" svg:width="9.026cm" svg:height="4.865cm"/>
          <chart:axis chart:dimension="x" chart:name="primary-x" chart:style-name="ch6">
            <chart:title svg:x="6.905cm" svg:y="8.029cm" chart:style-name="ch7">
              <text:p>N</text:p>
            </chart:title>
          </chart:axis>
          <chart:axis chart:dimension="y" chart:name="primary-y" chart:style-name="ch8">
            <chart:title svg:x="0.451cm" svg:y="5.725cm" chart:style-name="ch9">
              <text:p>Time (ns)</text:p>
            </chart:title>
            <chart:grid chart:style-name="ch10" chart:class="major"/>
          </chart:axis>
          <chart:series chart:style-name="ch11" chart:values-cell-range-address="Sheet1.D4:Sheet1.D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65327.726">
                <text:p>65327.726</text:p>
                <draw:g>
                  <svg:desc>Sheet1.D4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6670.972">
                <text:p>96670.9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75475.27">
                <text:p>175475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48193.628">
                <text:p>448193.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95425.872">
                <text:p>695425.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894899.518">
                <text:p>894899.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830388.38">
                <text:p>1830388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4568254.387">
                <text:p>4568254.3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892593.779">
                <text:p>8892593.7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4243047.116">
                <text:p>44243047.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85406520.111">
                <text:p>85406520.1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204458104.442">
                <text:p>204458104.4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9cm" xlink:href=".." xlink:type="simple" chart:class="chart:scatter" chart:style-name="ch1">
        <chart:title svg:x="6.741cm" svg:y="0.316cm" chart:style-name="ch2">
          <text:p>Data Size B</text:p>
        </chart:title>
        <chart:subtitle svg:x="7.112cm" svg:y="1.275cm" chart:style-name="ch3">
          <text:p>A Method</text:p>
        </chart:subtitle>
        <chart:legend chart:legend-position="end" svg:x="13.152cm" svg:y="4.205cm" style:legend-expansion="high" chart:style-name="ch4"/>
        <chart:plot-area chart:style-name="ch5" table:cell-range-address="Sheet1.A20:Sheet1.A31 Sheet1.C20:Sheet1.C31" svg:x="1.331cm" svg:y="2.138cm" svg:width="11.501cm" svg:height="5.71cm">
          <chart:coordinate-region svg:x="2.508cm" svg:y="2.337cm" svg:width="9.767cm" svg:height="4.864cm"/>
          <chart:axis chart:dimension="x" chart:name="primary-x" chart:style-name="ch6">
            <chart:title svg:x="6.905cm" svg:y="8.028cm" chart:style-name="ch7">
              <text:p>N</text:p>
            </chart:title>
          </chart:axis>
          <chart:axis chart:dimension="y" chart:name="primary-y" chart:style-name="ch8">
            <chart:title svg:x="0.451cm" svg:y="6.095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C20:Sheet1.C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5.336">
                <text:p>5.336</text:p>
                <draw:g>
                  <svg:desc>Sheet1.C20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9.935">
                <text:p>9.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8.773">
                <text:p>18.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7.742">
                <text:p>47.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74.892">
                <text:p>74.8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5.317">
                <text:p>95.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84.977">
                <text:p>184.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471.915">
                <text:p>471.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944.45">
                <text:p>944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724.52">
                <text:p>4724.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9448.76">
                <text:p>9448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9203.471">
                <text:p>19203.4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9cm" xlink:href=".." xlink:type="simple" chart:class="chart:scatter" chart:style-name="ch1">
        <chart:title svg:x="6.741cm" svg:y="0.316cm" chart:style-name="ch2">
          <text:p>Data Size A</text:p>
        </chart:title>
        <chart:subtitle svg:x="7.112cm" svg:y="1.275cm" chart:style-name="ch3">
          <text:p>B Method</text:p>
        </chart:subtitle>
        <chart:legend chart:legend-position="end" svg:x="13.152cm" svg:y="4.205cm" style:legend-expansion="high" chart:style-name="ch4"/>
        <chart:plot-area chart:style-name="ch5" table:cell-range-address="Sheet1.A4:Sheet1.A15 Sheet1.E4:Sheet1.E15" svg:x="1.331cm" svg:y="2.138cm" svg:width="11.501cm" svg:height="5.71cm">
          <chart:coordinate-region svg:x="2.323cm" svg:y="2.337cm" svg:width="9.952cm" svg:height="4.864cm"/>
          <chart:axis chart:dimension="x" chart:name="primary-x" chart:style-name="ch6">
            <chart:title svg:x="6.905cm" svg:y="8.028cm" chart:style-name="ch7">
              <text:p>N</text:p>
            </chart:title>
          </chart:axis>
          <chart:axis chart:dimension="y" chart:name="primary-y" chart:style-name="ch8">
            <chart:title svg:x="0.451cm" svg:y="6.095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E4:Sheet1.E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3.194">
                <text:p>3.194</text:p>
                <draw:g>
                  <svg:desc>Sheet1.E4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.565">
                <text:p>4.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.802">
                <text:p>6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.874">
                <text:p>13.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0.585">
                <text:p>20.5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5.331">
                <text:p>25.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48.644">
                <text:p>48.6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20.078">
                <text:p>120.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33.742">
                <text:p>233.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425.092">
                <text:p>2425.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4771.889">
                <text:p>4771.8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302cm" xlink:href=".." xlink:type="simple" chart:class="chart:scatter" chart:style-name="ch1">
        <chart:title svg:x="6.741cm" svg:y="0.322cm" chart:style-name="ch2">
          <text:p>Data Size B</text:p>
        </chart:title>
        <chart:subtitle svg:x="7.112cm" svg:y="1.287cm" chart:style-name="ch3">
          <text:p>B Method</text:p>
        </chart:subtitle>
        <chart:legend chart:legend-position="end" svg:x="13.152cm" svg:y="4.352cm" style:legend-expansion="high" chart:style-name="ch4"/>
        <chart:plot-area chart:style-name="ch5" table:cell-range-address="Sheet1.A20:Sheet1.A31 Sheet1.E20:Sheet1.E31" svg:x="1.331cm" svg:y="2.156cm" svg:width="11.501cm" svg:height="5.979cm">
          <chart:coordinate-region svg:x="2.323cm" svg:y="2.355cm" svg:width="9.952cm" svg:height="5.133cm"/>
          <chart:axis chart:dimension="x" chart:name="primary-x" chart:style-name="ch6">
            <chart:title svg:x="6.905cm" svg:y="8.321cm" chart:style-name="ch7">
              <text:p>N</text:p>
            </chart:title>
          </chart:axis>
          <chart:axis chart:dimension="y" chart:name="primary-y" chart:style-name="ch8">
            <chart:title svg:x="0.451cm" svg:y="6.247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E20:Sheet1.E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2.675">
                <text:p>2.675</text:p>
                <draw:g>
                  <svg:desc>Sheet1.E20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.056">
                <text:p>4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6.287">
                <text:p>6.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.229">
                <text:p>13.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9.705">
                <text:p>19.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25.287">
                <text:p>25.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47.007">
                <text:p>47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18.779">
                <text:p>118.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35.117">
                <text:p>235.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166.251">
                <text:p>1166.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2338.155">
                <text:p>2338.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4711.976">
                <text:p>4711.9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9cm" xlink:href=".." xlink:type="simple" chart:class="chart:scatter" chart:style-name="ch1">
        <chart:title svg:x="6.741cm" svg:y="0.316cm" chart:style-name="ch2">
          <text:p>Data Size A</text:p>
        </chart:title>
        <chart:subtitle svg:x="7.098cm" svg:y="1.275cm" chart:style-name="ch3">
          <text:p>C Method</text:p>
        </chart:subtitle>
        <chart:legend chart:legend-position="end" svg:x="13.125cm" svg:y="4.205cm" style:legend-expansion="high" chart:style-name="ch4"/>
        <chart:plot-area chart:style-name="ch5" table:cell-range-address="Sheet1.A4:Sheet1.A15 Sheet1.G4:Sheet1.G15" svg:x="1.331cm" svg:y="2.138cm" svg:width="11.474cm" svg:height="5.71cm">
          <chart:coordinate-region svg:x="1.952cm" svg:y="2.337cm" svg:width="10.296cm" svg:height="4.864cm"/>
          <chart:axis chart:dimension="x" chart:name="primary-x" chart:style-name="ch6">
            <chart:title svg:x="6.892cm" svg:y="8.028cm" chart:style-name="ch7">
              <text:p>N</text:p>
            </chart:title>
          </chart:axis>
          <chart:axis chart:dimension="y" chart:name="primary-y" chart:style-name="ch8">
            <chart:title svg:x="0.451cm" svg:y="6.095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G4:Sheet1.G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1.891">
                <text:p>1.891</text:p>
                <draw:g>
                  <svg:desc>Sheet1.G4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.187">
                <text:p>3.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.306">
                <text:p>4.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829">
                <text:p>4.8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122">
                <text:p>5.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.057">
                <text:p>6.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7.341">
                <text:p>7.3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.403">
                <text:p>8.4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1.718">
                <text:p>11.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2.719">
                <text:p>12.7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B</text:p>
        </chart:title>
        <chart:subtitle svg:x="7.098cm" svg:y="1.275cm" chart:style-name="ch3">
          <text:p>C Method</text:p>
        </chart:subtitle>
        <chart:legend chart:legend-position="end" svg:x="13.125cm" svg:y="4.206cm" style:legend-expansion="high" chart:style-name="ch4"/>
        <chart:plot-area chart:style-name="ch5" table:cell-range-address="Sheet1.A20:Sheet1.A31 Sheet1.G20:Sheet1.G31" svg:x="1.331cm" svg:y="2.138cm" svg:width="11.474cm" svg:height="5.711cm">
          <chart:coordinate-region svg:x="1.952cm" svg:y="2.337cm" svg:width="10.296cm" svg:height="4.865cm"/>
          <chart:axis chart:dimension="x" chart:name="primary-x" chart:style-name="ch6">
            <chart:title svg:x="6.892cm" svg:y="8.029cm" chart:style-name="ch7">
              <text:p>N</text:p>
            </chart:title>
          </chart:axis>
          <chart:axis chart:dimension="y" chart:name="primary-y" chart:style-name="ch8">
            <chart:title svg:x="0.451cm" svg:y="6.095cm" chart:style-name="ch9">
              <text:p>Disk Accesses</text:p>
            </chart:title>
            <chart:grid chart:style-name="ch10" chart:class="major"/>
          </chart:axis>
          <chart:series chart:style-name="ch11" chart:values-cell-range-address="Sheet1.G20:Sheet1.G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1.821">
                <text:p>1.821</text:p>
                <draw:g>
                  <svg:desc>Sheet1.G20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3.155">
                <text:p>3.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.206">
                <text:p>4.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5.104">
                <text:p>5.1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7.377">
                <text:p>7.3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.357">
                <text:p>8.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11.651">
                <text:p>11.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2.691">
                <text:p>12.69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1cm" xlink:href=".." xlink:type="simple" chart:class="chart:scatter" chart:style-name="ch1">
        <chart:title svg:x="6.741cm" svg:y="0.316cm" chart:style-name="ch2">
          <text:p>Data Size B</text:p>
        </chart:title>
        <chart:subtitle svg:x="7.112cm" svg:y="1.275cm" chart:style-name="ch3">
          <text:p>A Method</text:p>
        </chart:subtitle>
        <chart:legend chart:legend-position="end" svg:x="13.152cm" svg:y="4.206cm" style:legend-expansion="high" chart:style-name="ch4"/>
        <chart:plot-area chart:style-name="ch5" table:cell-range-address="Sheet1.A20:Sheet1.A31 Sheet1.D20:Sheet1.D31" svg:x="1.331cm" svg:y="2.138cm" svg:width="11.501cm" svg:height="5.711cm">
          <chart:coordinate-region svg:x="3.249cm" svg:y="2.337cm" svg:width="9.026cm" svg:height="4.865cm"/>
          <chart:axis chart:dimension="x" chart:name="primary-x" chart:style-name="ch6">
            <chart:title svg:x="6.905cm" svg:y="8.029cm" chart:style-name="ch7">
              <text:p>N</text:p>
            </chart:title>
          </chart:axis>
          <chart:axis chart:dimension="y" chart:name="primary-y" chart:style-name="ch8">
            <chart:title svg:x="0.451cm" svg:y="5.725cm" chart:style-name="ch9">
              <text:p>Time (ns)</text:p>
            </chart:title>
            <chart:grid chart:style-name="ch10" chart:class="major"/>
          </chart:axis>
          <chart:series chart:style-name="ch11" chart:values-cell-range-address="Sheet1.D20:Sheet1.D31" chart:class="chart:scatter">
            <chart:domain table:cell-range-address="Sheet1.A20:Sheet1.A31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0:Sheet1.A31</svg:desc>
                </draw:g>
              </table:table-cell>
              <table:table-cell office:value-type="float" office:value="50480.765">
                <text:p>50480.765</text:p>
                <draw:g>
                  <svg:desc>Sheet1.D20:Sheet1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89876.725">
                <text:p>89876.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157474.21">
                <text:p>157474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376581.34">
                <text:p>376581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636539.204">
                <text:p>636539.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901506.985">
                <text:p>901506.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1484872.721">
                <text:p>1484872.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3896209.467">
                <text:p>3896209.4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8071604.814">
                <text:p>8071604.8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41612187.875">
                <text:p>41612187.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83157430.8">
                <text:p>8315743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152305158.787">
                <text:p>152305158.7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5cm" svg:height="9.01cm" xlink:href=".." xlink:type="simple" chart:class="chart:scatter" chart:style-name="ch1">
        <chart:title svg:x="6.741cm" svg:y="0.316cm" chart:style-name="ch2">
          <text:p>Data Size A</text:p>
        </chart:title>
        <chart:subtitle svg:x="7.112cm" svg:y="1.275cm" chart:style-name="ch3">
          <text:p>B Method</text:p>
        </chart:subtitle>
        <chart:legend chart:legend-position="end" svg:x="13.179cm" svg:y="4.206cm" style:legend-expansion="high" chart:style-name="ch4"/>
        <chart:plot-area chart:style-name="ch5" table:cell-range-address="Sheet1.A4:Sheet1.A15 Sheet1.F4:Sheet1.F15" svg:x="1.331cm" svg:y="2.138cm" svg:width="11.528cm" svg:height="5.711cm">
          <chart:coordinate-region svg:x="3.064cm" svg:y="2.337cm" svg:width="9.238cm" svg:height="4.865cm"/>
          <chart:axis chart:dimension="x" chart:name="primary-x" chart:style-name="ch6">
            <chart:title svg:x="6.919cm" svg:y="8.029cm" chart:style-name="ch7">
              <text:p>N</text:p>
            </chart:title>
          </chart:axis>
          <chart:axis chart:dimension="y" chart:name="primary-y" chart:style-name="ch8">
            <chart:title svg:x="0.451cm" svg:y="5.725cm" chart:style-name="ch9">
              <text:p>Time (ns)</text:p>
            </chart:title>
            <chart:grid chart:style-name="ch10" chart:class="major"/>
          </chart:axis>
          <chart:series chart:style-name="ch11" chart:values-cell-range-address="Sheet1.F4:Sheet1.F15" chart:class="chart:scatter">
            <chart:domain table:cell-range-address="Sheet1.A4:Sheet1.A15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:Sheet1.A15</svg:desc>
                </draw:g>
              </table:table-cell>
              <table:table-cell office:value-type="float" office:value="29508.545">
                <text:p>29508.545</text:p>
                <draw:g>
                  <svg:desc>Sheet1.F4:Sheet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42292.894">
                <text:p>42292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75812.311">
                <text:p>75812.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78718.424">
                <text:p>178718.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86012.715">
                <text:p>286012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368639.027">
                <text:p>368639.0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97154.104">
                <text:p>697154.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727395.104">
                <text:p>1727395.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3405819.173">
                <text:p>3405819.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">
                <text:p>50000</text:p>
              </table:table-cell>
              <table:table-cell office:value-type="float" office:value="16804802.643">
                <text:p>16804802.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">
                <text:p>100000</text:p>
              </table:table-cell>
              <table:table-cell office:value-type="float" office:value="35608601.169">
                <text:p>35608601.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0">
                <text:p>200000</text:p>
              </table:table-cell>
              <table:table-cell office:value-type="float" office:value="70858537.647">
                <text:p>70858537.6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